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miri" svg:font-family="Amiri" style:font-pitch="variable"/>
    <style:font-face style:name="Amulya" svg:font-family="Amulya" style:font-pitch="variable"/>
    <style:font-face style:name="Arial" svg:font-family="Arial" style:font-family-generic="swiss" style:font-pitch="variable"/>
    <style:font-face style:name="Courier New" svg:font-family="'Courier New'" style:font-family-generic="modern" style:font-pitch="fixed"/>
    <style:font-face style:name="Gambetta" svg:font-family="Gambetta"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ing_20_2">
      <style:text-properties style:font-name="Amulya" fo:font-size="13pt" fo:font-style="normal" style:font-size-asian="13pt" style:font-style-asian="normal" style:font-size-complex="13pt" style:font-style-complex="normal"/>
    </style:style>
    <style:style style:name="P2" style:family="paragraph" style:parent-style-name="First_20_paragraph">
      <style:text-properties style:font-name="Gambetta"/>
    </style:style>
    <style:style style:name="P3" style:family="paragraph" style:parent-style-name="Text_20_body" style:list-style-name="L1">
      <style:paragraph-properties fo:margin-top="0in" fo:margin-bottom="0in" style:contextual-spacing="false"/>
      <style:text-properties style:font-name="Gambetta"/>
    </style:style>
    <style:style style:name="P4" style:family="paragraph">
      <style:paragraph-properties fo:text-align="center"/>
    </style:style>
    <style:style style:name="P5" style:family="paragraph">
      <style:paragraph-properties fo:text-align="center" style:writing-mode="lr-tb"/>
    </style:style>
    <style:style style:name="P6" style:family="paragraph" style:parent-style-name="Text_20_body" style:list-style-name="L2">
      <style:paragraph-properties fo:margin-top="0in" fo:margin-bottom="0in" style:contextual-spacing="false"/>
      <style:text-properties style:font-name="Gambetta"/>
    </style:style>
    <style:style style:name="P7" style:family="paragraph" style:parent-style-name="Text_20_body">
      <style:text-properties style:font-name="Gambetta"/>
    </style:style>
    <style:style style:name="P8" style:family="paragraph">
      <style:text-properties fo:font-size="12pt" style:font-size-asian="12pt" style:font-size-complex="12pt"/>
    </style:style>
    <style:style style:name="P9" style:family="paragraph">
      <style:paragraph-properties style:writing-mode="lr-tb"/>
      <style:text-properties fo:font-size="12pt" style:font-size-asian="12pt" style:font-size-complex="12pt"/>
    </style:style>
    <style:style style:name="P10" style:family="paragraph" style:parent-style-name="Text_20_body">
      <style:text-properties style:font-name="Amulya"/>
    </style:style>
    <style:style style:name="P11" style:family="paragraph" style:parent-style-name="Text_20_body" style:list-style-name="L3">
      <style:paragraph-properties fo:margin-top="0in" fo:margin-bottom="0in" style:contextual-spacing="false"/>
      <style:text-properties style:font-name="Gambetta"/>
    </style:style>
    <style:style style:name="P12" style:family="paragraph" style:parent-style-name="First_20_paragraph">
      <style:text-properties style:font-name="Amulya"/>
    </style:style>
    <style:style style:name="P13" style:family="paragraph" style:parent-style-name="Text_20_body" style:list-style-name="L4">
      <style:paragraph-properties fo:margin-top="0in" fo:margin-bottom="0in" style:contextual-spacing="false"/>
      <style:text-properties style:font-name="Gambetta"/>
    </style:style>
    <style:style style:name="P14" style:family="paragraph" style:parent-style-name="Text_20_body">
      <style:text-properties style:font-name="Gambetta" officeooo:paragraph-rsid="001eb1fc"/>
    </style:style>
    <style:style style:name="P15" style:family="paragraph" style:parent-style-name="Text_20_body" style:list-style-name="L5">
      <style:paragraph-properties fo:margin-top="0in" fo:margin-bottom="0in" style:contextual-spacing="false"/>
      <style:text-properties style:font-name="Gambetta"/>
    </style:style>
    <style:style style:name="P16" style:family="paragraph" style:parent-style-name="Text_20_body" style:list-style-name="L6">
      <style:paragraph-properties fo:margin-top="0in" fo:margin-bottom="0in" style:contextual-spacing="false"/>
      <style:text-properties style:font-name="Gambetta"/>
    </style:style>
    <style:style style:name="P17" style:family="paragraph" style:parent-style-name="Text_20_body" style:list-style-name="L7">
      <style:paragraph-properties fo:margin-top="0in" fo:margin-bottom="0in" style:contextual-spacing="false"/>
      <style:text-properties style:font-name="Gambetta"/>
    </style:style>
    <style:style style:name="P18" style:family="paragraph" style:parent-style-name="Text_20_body" style:list-style-name="L8">
      <style:paragraph-properties fo:margin-top="0in" fo:margin-bottom="0in" style:contextual-spacing="false"/>
      <style:text-properties style:font-name="Gambetta"/>
    </style:style>
    <style:style style:name="P19" style:family="paragraph" style:parent-style-name="Text_20_body">
      <style:paragraph-properties fo:text-align="end" style:justify-single-word="false"/>
      <style:text-properties style:font-name="Amiri" fo:font-size="12pt" officeooo:rsid="002b7e68" officeooo:paragraph-rsid="002b7e68" style:font-size-asian="12pt" style:font-name-complex="Amiri" style:font-size-complex="12pt"/>
    </style:style>
    <style:style style:name="P20" style:family="paragraph" style:parent-style-name="Text_20_body" style:list-style-name="L9">
      <style:paragraph-properties fo:margin-top="0in" fo:margin-bottom="0in" style:contextual-spacing="false"/>
      <style:text-properties style:font-name="Amulya" officeooo:paragraph-rsid="002cf152"/>
    </style:style>
    <style:style style:name="P21" style:family="paragraph" style:parent-style-name="First_20_paragraph">
      <style:text-properties style:font-name="Gambetta" officeooo:paragraph-rsid="002cf152"/>
    </style:style>
    <style:style style:name="P22" style:family="paragraph" style:parent-style-name="Text_20_body" style:list-style-name="L10">
      <style:paragraph-properties fo:margin-top="0in" fo:margin-bottom="0in" style:contextual-spacing="false"/>
      <style:text-properties style:font-name="Amulya" officeooo:paragraph-rsid="002cf152"/>
    </style:style>
    <style:style style:name="P23" style:family="paragraph" style:parent-style-name="Text_20_body" style:list-style-name="L11">
      <style:paragraph-properties fo:margin-top="0in" fo:margin-bottom="0in" style:contextual-spacing="false"/>
      <style:text-properties style:font-name="Gambetta" officeooo:paragraph-rsid="002cf152"/>
    </style:style>
    <style:style style:name="P24" style:family="paragraph" style:parent-style-name="Text_20_body" style:list-style-name="L12">
      <style:paragraph-properties fo:margin-top="0in" fo:margin-bottom="0in" style:contextual-spacing="false"/>
      <style:text-properties style:font-name="Gambetta"/>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font-name="Amulya" fo:font-size="11pt" fo:font-weight="bold" style:font-size-asian="11pt" style:font-weight-asian="bold" style:font-size-complex="11pt" style:font-weight-complex="bold"/>
    </style:style>
    <style:style style:name="T4" style:family="text">
      <style:text-properties fo:font-size="12pt" style:font-size-asian="12pt" style:font-size-complex="12pt"/>
    </style:style>
    <style:style style:name="T5" style:family="text">
      <style:text-properties style:text-underline-style="none"/>
    </style:style>
    <style:style style:name="T6" style:family="text">
      <style:text-properties style:font-name="Amulya" fo:font-weight="bold" style:font-weight-asian="bold" style:font-weight-complex="bold"/>
    </style:style>
    <style:style style:name="T7" style:family="text">
      <style:text-properties style:font-name="Amulya"/>
    </style:style>
    <style:style style:name="T8" style:family="text">
      <style:text-properties fo:background-color="#ffff00" loext:char-shading-value="0"/>
    </style:style>
    <style:style style:name="T9" style:family="text">
      <style:text-properties style:font-name="Amulya" fo:font-size="11pt" style:text-underline-style="solid" style:text-underline-width="auto" style:text-underline-color="font-color" fo:font-weight="bold" style:font-size-asian="11pt" style:font-weight-asian="bold" style:font-size-complex="11pt" style:font-weight-complex="bold"/>
    </style:style>
    <style:style style:name="T10" style:family="text">
      <style:text-properties style:text-underline-style="none" fo:background-color="#ffff00" loext:char-shading-value="0"/>
    </style:style>
    <style:style style:name="T11" style:family="text">
      <style:text-properties fo:font-size="12pt" officeooo:rsid="002ec71e" style:font-size-asian="12pt" style:font-name-complex="Amiri" style:font-size-complex="12pt"/>
    </style:style>
    <style:style style:name="T12" style:family="text">
      <style:text-properties fo:font-size="12pt" officeooo:rsid="002fd726" style:font-size-asian="12pt" style:font-name-complex="Amiri" style:font-size-complex="12pt"/>
    </style:style>
    <style:style style:name="T13" style:family="text">
      <style:text-properties officeooo:rsid="002ec71e"/>
    </style:style>
    <style:style style:name="T14" style:family="text">
      <style:text-properties officeooo:rsid="002fd726" style:font-name-complex="Amiri"/>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justify" draw:textarea-vertical-align="middle" draw:auto-grow-height="false" fo:min-height="0.8465in" fo:min-width="2.5165in" fo:wrap-option="no-wrap"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marker-end="Arrow" draw:marker-end-width="0.0693in"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textarea-horizontal-align="justify" draw:textarea-vertical-align="middle" draw:auto-grow-height="false" fo:min-height="0.3925in" fo:min-width="0.561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marker-end="Arrow" draw:marker-end-width="0.0693in" draw:textarea-horizontal-align="center" draw:textarea-vertical-align="middle" loext:decorative="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 text:is-list-header="true"><text:bookmark-start text:name="the-galley"/>The Galley<text:bookmark-end text:name="the-galley"/></text:h>
      <text:p text:style-name="P2">In this poem Thomas uses a metaphor of the sea to describe his love, he uses shipwreck to describe his feeling of rejection, love as being the journey of the dangerous sea, filled with hardships and obstacles, and he is the ship that is lost in the sea without his beloved, the harsh winds ruin the sail, he thinks that death is mercy because of the intense pain he feels, in the couplet he says that his mind is drowned by pain and he cannot have comfort.</text:p>
      <text:list text:style-name="L1">
        <text:list-item>
          <text:p text:style-name="P3"><draw:custom-shape text:anchor-type="paragraph" draw:z-index="2" draw:name="Shape 3" draw:style-name="gr1" draw:text-style-name="P5" svg:width="2.7169in" svg:height="0.9134in" svg:x="3.1047in" svg:y="0.1146in"><text:p text:style-name="P4">شرح القصائد للفهم, من فضلك اقرة</text:p><text:p text:style-name="P4">القصائد حتى تفهم اكثر</text:p><draw:enhanced-geometry svg:viewBox="0 0 21600 21600" draw:mirror-horizontal="false" draw:mirror-vertical="false" draw:text-areas="800 800 20800 20800" draw:type="round-rectangular-callout" draw:modifiers="5475.9008433427 27607.294832826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T1">Theme</text:span>: Courtly Love.</text:p>
        </text:list-item>
        <text:list-item>
          <text:p text:style-name="P3"><text:span text:style-name="T1">Tone</text:span>: Sad, Depressed, Helpless</text:p>
        </text:list-item>
        <text:list-item>
          <text:p text:style-name="P3"><text:span text:style-name="T1">Style</text:span>: Metaphoric.</text:p>
        </text:list-item>
        <text:list-item>
          <text:p text:style-name="P3"><text:span text:style-name="T1">Image</text:span>: Life as a sea journey.</text:p>
        </text:list-item>
      </text:list>
      <text:h text:style-name="P1" text:outline-level="2"><text:bookmark-start text:name="the-hind-by-thomas-wyatt"/>The Hind By Thomas Wyatt<text:bookmark-end text:name="the-hind-by-thomas-wyatt"/></text:h>
      <text:p text:style-name="P2">Thomas refers to his beloved as Hind (<text:span text:style-name="T2">female deer</text:span>) who he is tired of pursuing her “hunting”,he no longer wants to do it, because she is already married to Caesar, which is a king, and that this pursuit “hunt” is pointless.</text:p>
      <text:list text:style-name="L2">
        <text:list-item>
          <text:p text:style-name="P6"><text:span text:style-name="T1">Image</text:span>: Hunting.</text:p>
        </text:list-item>
        <text:list-item>
          <text:p text:style-name="P6"><text:span text:style-name="T1">Style</text:span>: Metaphoric.</text:p>
        </text:list-item>
        <text:list-item>
          <text:p text:style-name="P6"><text:span text:style-name="T1">Tone</text:span>: Helpless,sad,depressed.</text:p>
        </text:list-item>
      </text:list>
      <text:p text:style-name="P2"><text:span text:style-name="T3">Alliteration</text:span>: The repetition of the same letter in the beginning of words in a single line.</text:p>
      <text:p text:style-name="P7"><draw:line text:anchor-type="paragraph" draw:z-index="1" draw:name="Line 1" draw:style-name="gr2" draw:text-style-name="P4" svg:x1="-0.0638in" svg:y1="0.2319in" svg:x2="-0.2319in" svg:y2="0.4563in"><text:p/></draw:line><text:span text:style-name="T1">Ex</text:span>:“Yet <text:span text:style-name="T2">m</text:span>ay I, by no <text:span text:style-name="T2">m</text:span>eans, <text:span text:style-name="T2">m</text:span>y wearied <text:span text:style-name="T2">m</text:span>ind”. </text:p>
      <text:p text:style-name="P7"><draw:custom-shape text:anchor-type="paragraph" draw:z-index="0" draw:name="Shape 1" draw:style-name="gr3" draw:text-style-name="P9" svg:width="0.5614in" svg:height="0.3925in" svg:x="-0.8571in" svg:y="0.1193in"><text:p text:style-name="P8"><text:span text:style-name="T4">للتوضيح</text:span></text:p><draw:enhanced-geometry svg:viewBox="0 0 21600 21600" draw:type="rectangle" draw:enhanced-path="M 0 0 L 21600 0 21600 21600 0 21600 0 0 Z N"/></draw:custom-shape><draw:line text:anchor-type="paragraph" draw:z-index="3" draw:name="Line 2" draw:style-name="gr4" draw:text-style-name="P4" svg:x1="-0.0236in" svg:y1="0.7689in" svg:x2="-0.2665in" svg:y2="0.5516in"><text:p/></draw:line><text:span text:style-name="T3">Consonance</text:span>: The repetition of the same letter in the mid or end of words in a single line.</text:p>
      <text:p text:style-name="P7"><text:span text:style-name="T1">Ex</text:span>:“Who list her h<text:span text:style-name="T2">u</text:span>nt, I <text:span text:style-name="T5">p</text:span><text:span text:style-name="T2">u</text:span><text:span text:style-name="T5">t</text:span> him o<text:span text:style-name="T2">u</text:span>t of do<text:span text:style-name="T2">u</text:span>bt”.</text:p>
      <text:p text:style-name="P10"><text:span text:style-name="T1">Q/ Why did Thomas used Hind as a Metaphor</text:span>?</text:p>
      <text:p text:style-name="P7">He used Hind because its beautiful and graceful, and because they used to hunt them in his time.</text:p>
      <text:p text:style-name="P10"><text:span text:style-name="T1">Q/ What is the moral of The hind</text:span>?</text:p>
      <text:p text:style-name="P7">That we shouldn’t waste our time on pointless things.</text:p>
      <text:h text:style-name="P1" text:outline-level="2"><text:bookmark-start text:name="to-his-lady-by-henry-howard"/><text:soft-page-break/>To His Lady By Henry Howard<text:bookmark-end text:name="to-his-lady-by-henry-howard"/></text:h>
      <text:p text:style-name="P2">In this Poem Howard says that he will be to his beloved no matter the condition, good or bad, he give list of options that are contradictory (in youth or in old age, in heaven or in hell..).</text:p>
      <text:list text:style-name="L3">
        <text:list-item>
          <text:p text:style-name="P11"><text:span text:style-name="T1">Style</text:span>: Direct.</text:p>
        </text:list-item>
        <text:list-item>
          <text:p text:style-name="P11"><text:span text:style-name="T1">Tone</text:span>: Romantic.</text:p>
        </text:list-item>
      </text:list>
      <text:p text:style-name="P12"><text:span text:style-name="T1">Q/ What is the meaning of To His Lady by Henry Howard</text:span>?</text:p>
      <text:p text:style-name="P7">That he belongs to his beloved no matter the situation good or bad.</text:p>
      <text:h text:style-name="P1" text:outline-level="2"><text:bookmark-start text:name="spring-by-henry-howard"/>Spring By Henry Howard<text:bookmark-end text:name="spring-by-henry-howard"/></text:h>
      <text:p text:style-name="P2">In this poem Henry describes spring and summer, two renewal seasons, everything comes to life in these seasons, Henry describe how beautiful they are, then in the couplet he compares them to himself saying that even though all this beauty surround him he still feel sorrow.</text:p>
      <text:list text:style-name="L4">
        <text:list-item>
          <text:p text:style-name="P13"><text:span text:style-name="T1">Image</text:span>: Nature.</text:p>
        </text:list-item>
        <text:list-item>
          <text:p text:style-name="P13"><text:span text:style-name="T1">Style</text:span>: Descriptive.</text:p>
        </text:list-item>
        <text:list-item>
          <text:p text:style-name="P13"><text:span text:style-name="T1">Tone</text:span>: Helpless, sad.</text:p>
        </text:list-item>
      </text:list>
      <text:p text:style-name="P2"><text:span text:style-name="T6">Q/ What is the structure of </text:span><text:span text:style-name="T7">“</text:span><text:span text:style-name="T6">To his Lady</text:span><text:span text:style-name="T7">”</text:span><text:span text:style-name="T6"> By Henry Howard?</text:span><text:line-break/><text:span text:style-name="T6">Q/ What is the structure of </text:span><text:span text:style-name="T7">“</text:span><text:span text:style-name="T6">Spring</text:span><text:span text:style-name="T7">”</text:span><text:span text:style-name="T6"> By Henry Howard</text:span><text:span text:style-name="T7">?</text:span></text:p>
      <text:p text:style-name="P7">Henry Makes the first 3 quatrains as subject, and the couplet as the predicate, the whole sonnet serve as one statement.</text:p>
      <text:h text:style-name="P1" text:outline-level="2"><text:bookmark-start text:name="edmund-spenser"/>Edmund Spenser<text:bookmark-end text:name="edmund-spenser"/></text:h>
      <text:p text:style-name="P2"><text:span text:style-name="T3">Spenserian Stanza</text:span>: A nine-line stanza invited by Edmund,the rhyme scheme is (<text:span text:style-name="T2">abab bcbc c</text:span>), the first 8 lines are pentameter, and <text:span text:style-name="T8">the last one is hexameter</text:span>.</text:p>
      <text:p text:style-name="P7">Edmund used the Spenserian stanza in his epic poem <text:span text:style-name="T8">The Faerie Queene</text:span>.</text:p>
      <text:p text:style-name="P7"><text:span text:style-name="T3">Spenserian Sonnet</text:span>: Is a poem of fourteen lines of iambic pentameter rhyming (<text:span text:style-name="T2">abab bcbc cdcd ee</text:span>), this sonnet is made of 3 Quatrains that are <text:span text:style-name="T8">interlocking in rhyme</text:span> and a concluding couplet.</text:p>
      <text:p text:style-name="P14"><text:span text:style-name="T3">Iambic Pentameter</text:span>: A line of a poem composed of <text:span text:style-name="T2">10 syllables</text:span> (<text:span text:style-name="T2">five iambic feet</text:span>). </text:p>
      <text:p text:style-name="P14"><text:soft-page-break/><text:span text:style-name="T3">Iambic</text:span><text:span text:style-name="T1"> </text:span><text:span text:style-name="T3">Hexameter (</text:span><text:span text:style-name="T9">Alexandrine</text:span><text:span text:style-name="T3">)</text:span>: A line of a poem composed of <text:span text:style-name="T2">12 syllables</text:span> (<text:span text:style-name="T2">six iambic feet</text:span>).</text:p>
      <text:p text:style-name="P7"><text:span text:style-name="T3">Allegory</text:span>: Is a story with two levels of meaning, a surface one and a hidden (deep) one.</text:p>
      <text:h text:style-name="P1" text:outline-level="2"><text:bookmark-start text:name="amoretti-by-edmund-spenser"/>AMORETTI By Edmund Spenser<text:bookmark-end text:name="amoretti-by-edmund-spenser"/></text:h>
      <text:p text:style-name="P2"><text:span text:style-name="T3">AMORETTI</text:span>: Is a sonnet sequence dedicated to one person.</text:p>
      <text:p text:style-name="P7">AMORETTI means little <text:span text:style-name="T8">love message</text:span> or <text:span text:style-name="T8">little cupid</text:span>, Edmund wrote these sonnets for his wife Elizabeth.</text:p>
      <text:p text:style-name="P7">In sonnet sequence the sonnets are <text:span text:style-name="T10">numbered</text:span><text:span text:style-name="T8"> not named</text:span>.</text:p>
      <text:h text:style-name="P1" text:outline-level="2"><text:bookmark-start text:name="sonnet-1-by-edmund-spenser"/>Sonnet 1 By Edmund Spenser<text:bookmark-end text:name="sonnet-1-by-edmund-spenser"/></text:h>
      <text:p text:style-name="P2">In Sonnet 1 Edmund talks about how happy he would be if his beloved reads his poems, employing the three sense:</text:p>
      <text:list text:style-name="L5">
        <text:list-item>
          <text:p text:style-name="P15"><text:span text:style-name="T1">Touch</text:span>: That his beloved will touch the pages of his poem.</text:p>
        </text:list-item>
        <text:list-item>
          <text:p text:style-name="P15"><text:span text:style-name="T1">Sight</text:span>: That his beloved will see the lines of his poem.</text:p>
        </text:list-item>
        <text:list-item>
          <text:p text:style-name="P15"><text:span text:style-name="T1">Hearing</text:span>: That his beloved will hear the rhymes of his poem.</text:p>
        </text:list-item>
      </text:list>
      <text:p text:style-name="P2">He envy the pages, the lines and the rhymes, and he say to them “please her alone, i care for no other thing”.</text:p>
      <text:list text:style-name="L6">
        <text:list-item>
          <text:p text:style-name="P16"><text:span text:style-name="T1">Tone</text:span>: Longing, Sad.</text:p>
        </text:list-item>
        <text:list-item>
          <text:p text:style-name="P16"><text:span text:style-name="T1">Style</text:span>: Descriptive.</text:p>
        </text:list-item>
      </text:list>
      <text:p text:style-name="P12"><text:span text:style-name="T1">Q/ How does Spenser describe his beloved in Sonnet 1</text:span>?</text:p>
      <text:p text:style-name="P7">He Describes:</text:p>
      <text:list text:style-name="L7">
        <text:list-item>
          <text:p text:style-name="P17"><text:span text:style-name="T1">Her hands</text:span>: As delicate and mighty (because it holds his life) saying “lilly hands” and “dead doing might”.</text:p>
        </text:list-item>
        <text:list-item>
          <text:p text:style-name="P17"><text:span text:style-name="T1">Her eyes</text:span>: As flashing and deigne saying “lamping eyes”.</text:p>
        </text:list-item>
        <text:list-item>
          <text:p text:style-name="P17"><text:span text:style-name="T1">Her look</text:span>: As blessed saying “Angels blessed looke”.</text:p>
        </text:list-item>
      </text:list>
      <text:p text:style-name="P2"><text:span text:style-name="T3">Apostrophe</text:span>: A figure of speech that is used to address a non human entity (object).</text:p>
      <text:p text:style-name="P7">In Sonnet 1 Edmund uses Apostrophe to describe the pages and rhymes.</text:p>
      <text:p text:style-name="P7"><text:span text:style-name="T3">Oxymoron</text:span>: A figure of speech that combines contradictory words with opposing meanings.</text:p>
      <text:p text:style-name="P7"><text:soft-page-break/>Ex: Bitter sweet.</text:p>
      <text:h text:style-name="P1" text:outline-level="2"><text:bookmark-start text:name="sonnet-34-by-edmund-spenser"/>Sonnet 34 By Edmund Spenser<text:bookmark-end text:name="sonnet-34-by-edmund-spenser"/></text:h>
      <text:p text:style-name="P2">In this sonnet Edmund uses a simile to compare his life to a ship and his beloved to a star, the star that guide the ship.</text:p>
      <text:p text:style-name="P7">In the sonnet a storm hit and hides the star, this symbolize the problems between Edmund and his beloved, he hope that one day the storm will end and he sees the star again.</text:p>
      <text:list text:style-name="L8">
        <text:list-item>
          <text:p text:style-name="P18"><text:span text:style-name="T1">Tone</text:span>: Hopeful, Optimistic.</text:p>
        </text:list-item>
        <text:list-item>
          <text:p text:style-name="P18"><text:span text:style-name="T1">Style</text:span>: Descriptive.</text:p>
        </text:list-item>
        <text:list-item>
          <text:p text:style-name="P18"><text:span text:style-name="T1">Image</text:span>: Life as a Sea Journey.</text:p>
        </text:list-item>
      </text:list>
      <text:p text:style-name="P12"><text:span text:style-name="T1">Q/ Give one common image of the 16th with an example</text:span>?</text:p>
      <text:p text:style-name="P19">سؤال مهم يريد صورة وحدة ومثال بقصيدة وشرحها, تختار وحدة من جوة وتكتب الشرح مالتها</text:p>
      <text:list text:style-name="L9">
        <text:list-item>
          <text:p text:style-name="P20">Life as a sea journey.</text:p>
        </text:list-item>
      </text:list>
      <text:p text:style-name="P21">Sonnet 34 by Edmund Spenser.<text:span text:style-name="T11"> </text:span><text:span text:style-name="T12">والشرح جوة</text:span><text:span text:style-name="T13"> </text:span></text:p>
      <text:list text:style-name="L10">
        <text:list-item>
          <text:p text:style-name="P22">Life as a stage.</text:p>
        </text:list-item>
      </text:list>
      <text:p text:style-name="P21">Sonnet 54 by Edmund Spenser. <text:span text:style-name="T14">والشرح جوة</text:span></text:p>
      <text:list text:style-name="L11">
        <text:list-item>
          <text:p text:style-name="P23"><text:span text:style-name="T7">Nature</text:span>.</text:p>
        </text:list-item>
      </text:list>
      <text:p text:style-name="P2">Spring By Henry Howard. <text:span text:style-name="T14">والشرح جوة</text:span></text:p>
      <text:h text:style-name="P1" text:outline-level="2"><text:bookmark-start text:name="sonnet-54-by-edmund-spenser"/>Sonnet 54 By Edmund Spenser<text:bookmark-end text:name="sonnet-54-by-edmund-spenser"/></text:h>
      <text:p text:style-name="P2">Edmund uses the stage image in this poem describing life as a theater, his love is the audience, and he is the actor.</text:p>
      <text:p text:style-name="P7">He describe his love as a harsh and cold (senseless stone), because when he preforms comedy she mocks him, when he preforms tragedy she laughs at him.</text:p>
      <text:list text:style-name="L12">
        <text:list-item>
          <text:p text:style-name="P24"><text:span text:style-name="T1">Style</text:span>: Descriptive.</text:p>
        </text:list-item>
        <text:list-item>
          <text:p text:style-name="P24"><text:span text:style-name="T1">Image</text:span>: Life as a Sea Journey.</text:p>
        </text:list-item>
        <text:list-item>
          <text:p text:style-name="P24"><text:span text:style-name="T1">Tone</text:span>: Depressed.</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miri" svg:font-family="Amiri" style:font-pitch="variable"/>
    <style:font-face style:name="Amulya" svg:font-family="Amulya" style:font-pitch="variable"/>
    <style:font-face style:name="Arial" svg:font-family="Arial" style:font-family-generic="swiss" style:font-pitch="variable"/>
    <style:font-face style:name="Courier New" svg:font-family="'Courier New'" style:font-family-generic="modern" style:font-pitch="fixed"/>
    <style:font-face style:name="Gambetta" svg:font-family="Gambetta"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draw:marker draw:name="Arrow" svg:viewBox="0 0 20 20" svg:d="M0 20l10-20 10 20z"/>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Caption" style:family="paragraph" style:parent-style-name="Caption" style:class="extra"/>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KeywordTok" style:family="text">
      <style:text-properties fo:color="#007020" loext:opacity="100%" fo:font-weight="bold"/>
    </style:style>
    <style:style style:name="DataTypeTok" style:family="text">
      <style:text-properties fo:color="#902000" loext:opacity="100%"/>
    </style:style>
    <style:style style:name="DecValTok" style:family="text">
      <style:text-properties fo:color="#40a070" loext:opacity="100%"/>
    </style:style>
    <style:style style:name="BaseNTok" style:family="text">
      <style:text-properties fo:color="#40a070" loext:opacity="100%"/>
    </style:style>
    <style:style style:name="FloatTok" style:family="text">
      <style:text-properties fo:color="#40a070" loext:opacity="100%"/>
    </style:style>
    <style:style style:name="ConstantTok" style:family="text">
      <style:text-properties fo:color="#880000" loext:opacity="100%"/>
    </style:style>
    <style:style style:name="CharTok" style:family="text">
      <style:text-properties fo:color="#4070a0" loext:opacity="100%"/>
    </style:style>
    <style:style style:name="SpecialCharTok" style:family="text">
      <style:text-properties fo:color="#4070a0" loext:opacity="100%"/>
    </style:style>
    <style:style style:name="StringTok" style:family="text">
      <style:text-properties fo:color="#4070a0" loext:opacity="100%"/>
    </style:style>
    <style:style style:name="VerbatimStringTok" style:family="text">
      <style:text-properties fo:color="#4070a0" loext:opacity="100%"/>
    </style:style>
    <style:style style:name="SpecialStringTok" style:family="text">
      <style:text-properties fo:color="#bb6688" loext:opacity="100%"/>
    </style:style>
    <style:style style:name="ImportTok" style:family="text">
      <style:text-properties fo:color="#008000" loext:opacity="100%" fo:font-weight="bold"/>
    </style:style>
    <style:style style:name="CommentTok" style:family="text">
      <style:text-properties fo:color="#60a0b0" loext:opacity="100%" fo:font-style="italic"/>
    </style:style>
    <style:style style:name="DocumentationTok" style:family="text">
      <style:text-properties fo:color="#ba2121" loext:opacity="100%" fo:font-style="italic"/>
    </style:style>
    <style:style style:name="AnnotationTok" style:family="text">
      <style:text-properties fo:color="#60a0b0" loext:opacity="100%" fo:font-style="italic" fo:font-weight="bold"/>
    </style:style>
    <style:style style:name="CommentVarTok" style:family="text">
      <style:text-properties fo:color="#60a0b0" loext:opacity="100%" fo:font-style="italic" fo:font-weight="bold"/>
    </style:style>
    <style:style style:name="OtherTok" style:family="text">
      <style:text-properties fo:color="#007020" loext:opacity="100%"/>
    </style:style>
    <style:style style:name="FunctionTok" style:family="text">
      <style:text-properties fo:color="#06287e" loext:opacity="100%"/>
    </style:style>
    <style:style style:name="VariableTok" style:family="text">
      <style:text-properties fo:color="#19177c" loext:opacity="100%"/>
    </style:style>
    <style:style style:name="ControlFlowTok" style:family="text">
      <style:text-properties fo:color="#007020" loext:opacity="100%" fo:font-weight="bold"/>
    </style:style>
    <style:style style:name="OperatorTok" style:family="text">
      <style:text-properties fo:color="#666666" loext:opacity="100%"/>
    </style:style>
    <style:style style:name="BuiltInTok" style:family="text">
      <style:text-properties fo:color="#008000" loext:opacity="100%"/>
    </style:style>
    <style:style style:name="ExtensionTok" style:family="text"/>
    <style:style style:name="PreprocessorTok" style:family="text">
      <style:text-properties fo:color="#bc7a00" loext:opacity="100%"/>
    </style:style>
    <style:style style:name="AttributeTok" style:family="text">
      <style:text-properties fo:color="#7d9029" loext:opacity="100%"/>
    </style:style>
    <style:style style:name="RegionMarkerTok" style:family="text"/>
    <style:style style:name="InformationTok" style:family="text">
      <style:text-properties fo:color="#60a0b0" loext:opacity="100%" fo:font-style="italic" fo:font-weight="bold"/>
    </style:style>
    <style:style style:name="WarningTok" style:family="text">
      <style:text-properties fo:color="#60a0b0" loext:opacity="100%" fo:font-style="italic" fo:font-weight="bold"/>
    </style:style>
    <style:style style:name="AlertTok" style:family="text">
      <style:text-properties fo:color="#ff0000" loext:opacity="100%" fo:font-weight="bold"/>
    </style:style>
    <style:style style:name="ErrorTok" style:family="text">
      <style:text-properties fo:color="#ff0000" loext:opacity="100%" fo:font-weight="bold"/>
    </style:style>
    <style:style style:name="NormalTok"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5in" fo:margin-right="1.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3.2$Linux_X86_64 LibreOffice_project/480$Build-2</meta:generator>
    <dc:title>16th Century Poetry</dc:title>
    <dc:description/>
    <dc:subject/>
    <meta:keyword/>
    <meta:initial-creator/>
    <meta:creation-date>2024-12-06T08:40:19Z</meta:creation-date>
    <dc:date>2024-12-06T12:19:44.986047871</dc:date>
    <meta:editing-duration>PT36M29S</meta:editing-duration>
    <meta:editing-cycles>47</meta:editing-cycles>
    <meta:print-date>2024-12-06T12:20:57.099915229</meta:print-date>
    <meta:printed-by>PDF files</meta:printed-by>
    <meta:document-statistic meta:table-count="0" meta:image-count="0" meta:object-count="0" meta:page-count="4" meta:paragraph-count="81" meta:word-count="985" meta:character-count="5308" meta:non-whitespace-character-count="4429"/>
    <meta:user-defined meta:name="fontsize">13pt</meta:user-defined>
    <meta:user-defined meta:name="geometry">left=3cm,right=3cm</meta:user-defined>
  </office:meta>
</office:document-meta>
</file>